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paragraph-rsid="0020692d" style:font-size-asian="15pt" style:font-size-complex="17.1000003814697pt"/>
    </style:style>
    <style:style style:name="P3" style:family="paragraph" style:parent-style-name="Standard">
      <style:text-properties fo:font-size="17.1000003814697pt" officeooo:paragraph-rsid="002e65e5" style:font-size-asian="15pt" style:font-size-complex="17.1000003814697pt"/>
    </style:style>
    <style:style style:name="P4" style:family="paragraph" style:parent-style-name="Standard">
      <style:text-properties fo:font-size="17.1000003814697pt" officeooo:paragraph-rsid="003039f7" style:font-size-asian="15pt" style:font-size-complex="17.1000003814697pt"/>
    </style:style>
    <style:style style:name="P5" style:family="paragraph" style:parent-style-name="Standard">
      <style:text-properties fo:font-size="17.1000003814697pt" officeooo:paragraph-rsid="00390629" style:font-size-asian="15pt" style:font-size-complex="17.1000003814697pt"/>
    </style:style>
    <style:style style:name="P6" style:family="paragraph" style:parent-style-name="Standard">
      <style:text-properties fo:font-size="17.1000003814697pt" officeooo:paragraph-rsid="004526cb" style:font-size-asian="15pt" style:font-size-complex="17.1000003814697pt"/>
    </style:style>
    <style:style style:name="T1" style:family="text">
      <style:text-properties officeooo:rsid="0020692d"/>
    </style:style>
    <style:style style:name="T2" style:family="text">
      <style:text-properties officeooo:rsid="0024aac1"/>
    </style:style>
    <style:style style:name="T3" style:family="text">
      <style:text-properties officeooo:rsid="00280ca1"/>
    </style:style>
    <style:style style:name="T4" style:family="text">
      <style:text-properties officeooo:rsid="002a88c0"/>
    </style:style>
    <style:style style:name="T5" style:family="text">
      <style:text-properties officeooo:rsid="00390629"/>
    </style:style>
    <style:style style:name="T6" style:family="text">
      <style:text-properties officeooo:rsid="004526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農業用ロボットというから、四脚歩行で人語を操るロボットが閉鎖された倉庫に入っているかと思っていた。だが、実際に車を降りて開け放たれた門扉を除くと、トラクターや汎用コンバインハーベスター、あとは大小の差はあれどいずれも履帯か車輪を履いた車両が並んでいた。ご丁寧に人が乗れるようなキャビンと、キャビンに上がるための小さなはしごまで付いている。</text:p>
      <text:p text:style-name="P1">　ここへ来た目的は、手元の即席契約書に基本的な見落としがないかを現物を見ながら確かめることにあった。だが、要は手先の器用な自動運転車に過ぎない。緊急停止させるのに特段変わった配慮は必要なさそうだと分かると、我々は長居は無用とばかりに立ち去った。</text:p>
      <text:p text:style-name="P1"/>
      <text:p text:style-name="P1">　メガファームの本社ビルの<text:span text:style-name="T1">20階が、受付となっている。村松が受付に名前と要件を伝えると、会議室に通された。</text:span></text:p>
      <text:p text:style-name="P2"><text:soft-page-break/>ガラス張りの、大きな電話ボックスのような小会議室の束を抜けると、会議室<text:span text:style-name="T1">1と札のかかった部屋に通される。</text:span></text:p>
      <text:p text:style-name="P2"/>
      <text:p text:style-name="P2"><text:span text:style-name="T1">　ビルの両側の景色が見える大きな部屋。</text:span></text:p>
      <text:p text:style-name="P2"/>
      <text:p text:style-name="P2"><text:span text:style-name="T1">　一方には都心へ向けた高層ビル群</text:span></text:p>
      <text:p text:style-name="P2"/>
      <text:p text:style-name="P2"><text:span text:style-name="T1">　他方には住宅地とその向こうに地平線まで広がる穀倉地帯。</text:span></text:p>
      <text:p text:style-name="P2"/>
      <text:p text:style-name="P2">　会議室の壁は、水稲、麦、大豆、サツマイモなどの作物の意匠で彩られている。これがなければ、殆ど他業種の大企業と区別がつかない。</text:p>
      <text:p text:style-name="P2"/>
      <text:p text:style-name="P2">　暫く待つと、３人が入ってきた。血色のよい引き締まった体躯の男は小林と名乗った。ネームカードから、彼がこのメガファームの<text:span text:style-name="T1">CEOであると解った。日本式に</text:span><text:soft-page-break/><text:span text:style-name="T1">習って、他二名のCFO、CTOともカード交換を行う。</text:span></text:p>
      <text:p text:style-name="P2">　一同が着座するのを待って、先に口を開いたのは小林だった。</text:p>
      <text:p text:style-name="P2">　「皆さんどうも。小林農産の小林と申します。この度は遠路はるばる弊社へようこそお越しくださいました。早速ですが、弊社の基幹システムの刷新の件について、御社から新たな提案があると伺いました。まずはそれを聞かせてください。」</text:p>
      <text:p text:style-name="P2">　村松がなにか言いかけるのを制して、小野寺が低い声で言う</text:p>
      <text:p text:style-name="P2">　「新たな提案、というような大層なもんじゃない。経産のガイドラインに沿って何本か毛を足しただけだ。ここに書いてあるので後で読まれたらよろしい。」</text:p>
      <text:p text:style-name="P2">　小林はここまで微かな笑みを絶やしていない。表情を変えず、小林は言葉を返す。</text:p>
      <text:p text:style-name="P2">　「そうですか。ならよかったです。では、契約書と資料を後ほど<text:span text:style-name="T2">pdfでCTOの佐藤まで</text:span><text:soft-page-break/><text:span text:style-name="T2">お渡しください。契約書には明日中にサインをして送付いたします。あ、再度確認しますが、見積額の変更は受け付けません。宜しいですね。」</text:span></text:p>
      <text:p text:style-name="P2"/>
      <text:p text:style-name="P2">　数秒の沈黙の後、小野寺が吠えた。</text:p>
      <text:p text:style-name="P2">　「おい、誰の入れ知恵だ？。」</text:p>
      <text:p text:style-name="P2">　小林は相変わらず表情を変えない、いや目だけは爛々と光っている。</text:p>
      <text:p text:style-name="P2">　「何のことでしょう。我々は単に、農業用ロボットに関するガイドラインに沿った契約を結びたいだけですよ。」</text:p>
      <text:p text:style-name="P2">　唸るように小野寺が言う</text:p>
      <text:p text:style-name="P2">　「そのガイドラインが出たタイミングだ。偶々だとは言わせんぞ。」</text:p>
      <text:p text:style-name="P2">　「我々は、一法人ですよ。役所とは別組織です。確かに、経済産業省は農林水産業を監督する役所ですので、我々も役所の方とは議論する機会はありますが、あくまでこの国の食料生産基盤を守るための議論で<text:soft-page-break/>あり陳情です。弊社の利益のためにロビーイングを行うことはしません。他社の事情は知りませんが。実際に、弊社はいわゆる３大メガファーム、中堅<text:span text:style-name="T3">メガファーム8社の内</text:span>では唯一、一度も談合に関与していません。そのことは小野寺先生もご存知でしょう。」</text:p>
      <text:p text:style-name="P3">　「ああ、知っている。新聞でも報道されたが、何より、昨年の基盤整備事業を巡る談合事件の外部調査委員会の長は私だったからな。だからこそ我々はそのあんたがたとだけ契約を結んでいる。</text:p>
      <text:p text:style-name="P3">　この度のやりくちはあんたがたらしくない。これまでであれば、一旦契約を結んでから、追加で必要な契約を結んでいただろう。自社農機の売却と、<text:span text:style-name="T4">IaaSの導入に際して、実際あんたらはそういう段階を踏んだ。</text:span>」</text:p>
      <text:p text:style-name="P2">　「よくご存知ですね。ええ、そうです。しかし小野寺先生、ビジネスのやり方は日々変化します。当然、戦略は揺るがずと<text:soft-page-break/>も戦術は変わります。我々は、我々の創業理念を貫き、国民の皆様に安心して日々の食生活を送っていただくために、必要なことは何でもしますよ。我々の仕事にはね、小野寺先生、今や数千万人の国民の命がかかかってるんですよ。綺麗事で命は守れない。」</text:p>
      <text:p text:style-name="P4">　小野寺の眉間のシワが緩む。</text:p>
      <text:p text:style-name="P4">　「君たちが今でも青臭くて安心したよ。じゃあ、一つ教えて欲しい。何が君たちの戦術を変えさせたのか。」</text:p>
      <text:p text:style-name="P4">　小林はその質問には、お話できません、としか答えなかった。ただ、会議室を見渡しながら、こんなことを語った。</text:p>
      <text:p text:style-name="P5">　「小野寺先生、僕らは大きくなりました。我々の管理する圃場は、北は網走、南は石垣にまで及びます。総面積は<text:span text:style-name="T5">100万haを突破しました。大きい農地には大いなる責任が伴います。１割の減収は、この国から米、麦、大豆が数百万人分消失することを意味</text:span><text:soft-page-break/><text:span text:style-name="T5">するのですよ。今、やっとのことで生計を立てている人々の手元から順番に、食料が消えるんです。だから我々は、農業用ロボットを暴走させたり、盗難させるわけにはいかないんですよ。</text:span></text:p>
      <text:p text:style-name="P5"><text:span text:style-name="T5">　・・・そして、この農と食への責任感を持たない企業に、この聖職を任せるわけにはいかないんです。解ってください。」</text:span></text:p>
      <text:p text:style-name="P5">　小野寺は目を見開いた。</text:p>
      <text:p text:style-name="P5">　「私は急がねばならないようだ。そう言いたいんだね君は。」</text:p>
      <text:p text:style-name="P5">　「ええ、善ならば急いでください。」</text:p>
      <text:p text:style-name="P5">　「よし、では諸君、わしは先に帰る。小林くん、細かい話はこの若い衆に聞いてくれ。では。」</text:p>
      <text:p text:style-name="P5">　そう言い残すや、小野寺は去った。</text:p>
      <text:p text:style-name="P5">　対面に座った佐藤さんが初めて口を開く。</text:p>
      <text:p text:style-name="P5">　「皆さん、口が開きっぱなしですよ。喉が渇いたでしょう。弊社の麦茶でもいかがですか。」</text:p>
      <text:p text:style-name="P5"><text:soft-page-break/>　小林も、カラカラと笑いながら、</text:p>
      <text:p text:style-name="P5">　「そうそう。うちの麦茶美味しいですよ。是非ご賞味ください。打ち合わせはその後で。」</text:p>
      <text:p text:style-name="P6">　</text:p>
      <text:p text:style-name="P6">　麦茶には麦の穂が１本挿してあった。</text:p>
      <text:p text:style-name="P6"/>
      <text:p text:style-name="P6"/>
      <text:p text:style-name="P6"/>
      <text:p text:style-name="P6"/>
      <text:p text:style-name="P6">　　　　　　　　　　　<text:span text:style-name="T6">[Episode #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00:46:11.151442878</meta:creation-date>
    <dc:title>原稿用紙</dc:title>
    <meta:editing-duration>PT1H22M51S</meta:editing-duration>
    <meta:editing-cycles>42</meta:editing-cycles>
    <meta:generator>LibreOffice/6.4.4.2$Linux_X86_64 LibreOffice_project/40$Build-2</meta:generator>
    <dc:date>2020-08-13T02:13:33.209324405</dc:date>
    <meta:document-statistic meta:table-count="0" meta:image-count="0" meta:object-count="0" meta:page-count="8" meta:paragraph-count="42" meta:word-count="2321" meta:character-count="2399" meta:non-whitespace-character-count="2347"/>
    <meta:template xlink:type="simple" xlink:actuate="onRequest" xlink:title="原稿用紙" xlink:href="../../.config/libreoffice/4/user/template/原稿用紙1.ott" meta:date="2020-08-13T00:46:10.694693408"/>
  </office:meta>
</office:document-meta>
</file>